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9d9d7"/>
    </style:style>
    <style:style style:name="P2" style:family="paragraph" style:parent-style-name="Standard">
      <style:text-properties officeooo:rsid="0019d9d7" officeooo:paragraph-rsid="001a0563"/>
    </style:style>
    <style:style style:name="P3" style:family="paragraph" style:parent-style-name="Standard">
      <style:text-properties officeooo:rsid="001a0563" officeooo:paragraph-rsid="001a0563"/>
    </style:style>
    <style:style style:name="P4" style:family="paragraph" style:parent-style-name="Standard">
      <style:paragraph-properties fo:text-align="center" style:justify-single-word="false"/>
      <style:text-properties officeooo:rsid="001a0563" officeooo:paragraph-rsid="001a056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d9d7" officeooo:paragraph-rsid="0019d9d7" style:font-weight-asian="bold" style:font-weight-complex="bold"/>
    </style:style>
    <style:style style:name="P6" style:family="paragraph" style:parent-style-name="Standard">
      <style:text-properties fo:font-weight="bold" officeooo:rsid="001a0563" officeooo:paragraph-rsid="001a0563" style:font-weight-asian="bold" style:font-weight-complex="bold"/>
    </style:style>
    <style:style style:name="P7" style:family="paragraph" style:parent-style-name="Standard">
      <style:text-properties officeooo:rsid="0019d9d7" officeooo:paragraph-rsid="001a0563"/>
    </style:style>
    <style:style style:name="P8" style:family="paragraph" style:parent-style-name="Standard">
      <style:text-properties officeooo:rsid="001a9afa" officeooo:paragraph-rsid="001a9afa"/>
    </style:style>
    <style:style style:name="P9" style:family="paragraph" style:parent-style-name="Standard">
      <style:text-properties officeooo:rsid="001b04b5" officeooo:paragraph-rsid="001b04b5"/>
    </style:style>
    <style:style style:name="T1" style:family="text">
      <style:text-properties officeooo:rsid="001a056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earch Report for VM Size 1G, Workload A</text:p>
      <text:p text:style-name="P4">Christopher Feener</text:p>
      <text:p text:style-name="P4">May 25, 2017</text:p>
      <text:p text:style-name="P1"/>
      <text:p text:style-name="P1"><text:span text:style-name="T2">Summary</text:span>:</text:p>
      <text:p text:style-name="P1"/>
      <text:p text:style-name="P1">This is the first in a series of experiments done on latency for virtual memory.</text:p>
      <text:p text:style-name="P1"/>
      <text:p text:style-name="P3"><text:span text:style-name="T2">Method</text:span>:</text:p>
      <text:p text:style-name="P2"/>
      <text:p text:style-name="P2">Each data point was done in three trails. The data points were spread logarithmically on the X-axis to quickly look over a large range for any changes in latency. </text:p>
      <text:p text:style-name="P2"/>
      <text:p text:style-name="P8">Results:</text:p>
      <text:p text:style-name="P8"/>
      <text:p text:style-name="P8">The following graphs show the results with some explanations:</text:p>
      <text:p text:style-name="P8"/>
      <text:p text:style-name="P9"><draw:frame draw:style-name="fr1" draw:name="Object1" text:anchor-type="paragraph" svg:width="6.2984in" svg:height="3.9866in" draw:z-index="0"><draw:object xlink:href="./Object 1" xlink:type="simple" xlink:show="embed" xlink:actuate="onLoad"/><draw:image xlink:href="./ObjectReplacements/Object 1" xlink:type="simple" xlink:show="embed" xlink:actuate="onLoad"/><svg:desc>chart</svg:desc></draw:frame>Second</text:p>
      <text:p text:style-name="P9"><draw:frame draw:style-name="fr2" draw:name="Object2" text:anchor-type="paragraph" svg:x="0.3134in" svg:y="0in" svg:width="6.2984in" svg:height="3.548in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Third:</text:p>
      <text:p text:style-name="P8"><draw:frame draw:style-name="fr3" draw:name="Object3" text:anchor-type="paragraph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8"/>
      <text:p text:style-name="P2"/>
      <text:p text:style-name="P6">Conclusion:</text:p>
      <text:p text:style-name="P2"/>
      <text:p text:style-name="P2">No clear pattern has been found, unless one of the data points (200k or 1G) is an outlier. <text:span text:style-name="T1">This is perhaps the greatest issue the scientist finds curren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4:23:12.355443446</meta:creation-date>
    <dc:date>2017-05-25T14:35:54.489282063</dc:date>
    <meta:editing-duration>PT3M15S</meta:editing-duration>
    <meta:editing-cycles>4</meta:editing-cycles>
    <meta:generator>LibreOffice/4.2.8.2$Linux_X86_64 LibreOffice_project/420m0$Build-2</meta:generator>
    <meta:document-statistic meta:table-count="0" meta:image-count="0" meta:object-count="3" meta:page-count="2" meta:paragraph-count="13" meta:word-count="100" meta:character-count="578" meta:non-whitespace-character-count="4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6cm" xlink:href="." xlink:type="simple" chart:class="chart:line" chart:style-name="ch1">
        <chart:title svg:x="6.348cm" svg:y="0.3cm" chart:style-name="ch2">
          <text:p>1G, Workload A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8cm">
          <chartooo:coordinate-region svg:x="2.057cm" svg:y="1.544cm" svg:width="9.921cm" svg:height="6.752cm"/>
          <chart:axis chart:dimension="x" chart:name="primary-x" chart:style-name="ch5" chartooo:axis-type="auto">
            <chartooo:date-scale/>
            <chart:title svg:x="6.055cm" svg:y="9.145cm" chart:style-name="ch6">
              <text:p># of Records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">
                <text:p>0.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5">
                <text:p>0.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111cm" svg:y="0.316cm" chart:style-name="ch2">
          <text:p>1G, Workload A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704.610062802438">
                <text:p>704.610062802438</text:p>
              </table:table-cell>
              <table:table-cell office:value-type="float" office:value="1738">
                <text:p>1738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72.62165347151">
                <text:p>2972.62165347151</text:p>
              </table:table-cell>
              <table:table-cell office:value-type="float" office:value="13471">
                <text:p>13471</text:p>
              </table:table-cell>
              <table:table-cell office:value-type="float" office:value="46431">
                <text:p>464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31.90694677521">
                <text:p>1831.90694677521</text:p>
              </table:table-cell>
              <table:table-cell office:value-type="float" office:value="5516.33333333333">
                <text:p>5516.33333333333</text:p>
              </table:table-cell>
              <table:table-cell office:value-type="float" office:value="35785.6666666667">
                <text:p>35785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976.17300696746">
                <text:p>1976.17300696746</text:p>
              </table:table-cell>
              <table:table-cell office:value-type="float" office:value="5977.66666666667">
                <text:p>5977.66666666667</text:p>
              </table:table-cell>
              <table:table-cell office:value-type="float" office:value="37599">
                <text:p>37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926cm" svg:y="0.316cm" chart:style-name="ch2">
          <text:p>1G, Workload A, Update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1105.56726701545">
                <text:p>1105.56726701545</text:p>
              </table:table-cell>
              <table:table-cell office:value-type="float" office:value="4026.33333333333">
                <text:p>4026.33333333333</text:p>
              </table:table-cell>
              <table:table-cell office:value-type="float" office:value="13764.3333333333">
                <text:p>13764.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512.12144859974">
                <text:p>3512.12144859974</text:p>
              </table:table-cell>
              <table:table-cell office:value-type="float" office:value="14636.3333333333">
                <text:p>14636.3333333333</text:p>
              </table:table-cell>
              <table:table-cell office:value-type="float" office:value="47327">
                <text:p>473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49.68885786739">
                <text:p>2349.68885786739</text:p>
              </table:table-cell>
              <table:table-cell office:value-type="float" office:value="7009.66666666667">
                <text:p>7009.66666666667</text:p>
              </table:table-cell>
              <table:table-cell office:value-type="float" office:value="37044.3333333333">
                <text:p>37044.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641.71563234206">
                <text:p>2641.71563234206</text:p>
              </table:table-cell>
              <table:table-cell office:value-type="float" office:value="7736.33333333333">
                <text:p>7736.33333333333</text:p>
              </table:table-cell>
              <table:table-cell office:value-type="float" office:value="41108.3333333333">
                <text:p>41108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